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Arial"/>
    </style:style>
    <style:style style:name="P2" style:family="paragraph" style:parent-style-name="Standard">
      <style:paragraph-properties fo:line-height="115%"/>
      <style:text-properties style:font-name="Arial" fo:font-weight="normal" officeooo:rsid="0017ee65" officeooo:paragraph-rsid="0017ee65" style:font-weight-asian="normal" style:font-weight-complex="normal"/>
    </style:style>
    <style:style style:name="P3" style:family="paragraph" style:parent-style-name="Standard">
      <style:paragraph-properties fo:line-height="115%"/>
      <style:text-properties style:font-name="Arial" fo:font-size="16pt" fo:font-weight="bold" officeooo:rsid="0016b77d" officeooo:paragraph-rsid="0016b77d" style:font-size-asian="16pt" style:font-weight-asian="bold" style:font-size-complex="16pt" style:font-weight-complex="bold"/>
    </style:style>
    <style:style style:name="P4" style:family="paragraph" style:parent-style-name="Standard" style:list-style-name="L4">
      <style:paragraph-properties fo:line-height="150%"/>
      <style:text-properties style:font-name="Arial" fo:font-weight="bold" officeooo:rsid="0017ee65" officeooo:paragraph-rsid="0017ee65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Arial" fo:font-weight="bold" officeooo:rsid="0016b77d" officeooo:paragraph-rsid="0016b77d" style:font-weight-asian="bold" style:font-weight-complex="bold"/>
    </style:style>
    <style:style style:name="P6" style:family="paragraph" style:parent-style-name="Standard" style:list-style-name="L4">
      <style:paragraph-properties fo:line-height="150%"/>
      <style:text-properties style:font-name="Arial" fo:font-weight="bold" officeooo:rsid="0016b77d" officeooo:paragraph-rsid="0016b77d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Arial" fo:font-weight="bold" officeooo:rsid="00196a24" officeooo:paragraph-rsid="00196a24" style:font-weight-asian="bold" style:font-weight-complex="bold"/>
    </style:style>
    <style:style style:name="P8" style:family="paragraph" style:parent-style-name="Standard" style:list-style-name="L4">
      <style:paragraph-properties fo:line-height="150%"/>
      <style:text-properties style:font-name="Arial" fo:font-weight="bold" officeooo:rsid="001cb88f" officeooo:paragraph-rsid="001cb88f" style:font-weight-asian="bold" style:font-weight-complex="bold"/>
    </style:style>
    <style:style style:name="P9" style:family="paragraph" style:parent-style-name="Standard" style:list-style-name="L1">
      <style:paragraph-properties fo:line-height="150%"/>
      <style:text-properties style:font-name="Arial" fo:font-weight="normal" officeooo:rsid="0017ee65" officeooo:paragraph-rsid="001cb88f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Arial" fo:font-weight="normal" officeooo:rsid="0017ee65" officeooo:paragraph-rsid="0017ee65" style:font-weight-asian="normal" style:font-weight-complex="normal"/>
    </style:style>
    <style:style style:name="P11" style:family="paragraph" style:parent-style-name="Standard" style:list-style-name="L5">
      <style:paragraph-properties fo:line-height="115%"/>
      <style:text-properties style:font-name="Arial" fo:font-weight="normal" officeooo:rsid="00196a24" officeooo:paragraph-rsid="00196a24" style:font-weight-asian="normal" style:font-weight-complex="normal"/>
    </style:style>
    <style:style style:name="P12" style:family="paragraph" style:parent-style-name="Standard">
      <style:paragraph-properties fo:line-height="115%"/>
      <style:text-properties style:font-name="Arial" fo:font-weight="normal" officeooo:rsid="001cb88f" officeooo:paragraph-rsid="00196a24" style:font-weight-asian="normal" style:font-weight-complex="normal"/>
    </style:style>
    <style:style style:name="P13" style:family="paragraph" style:parent-style-name="Standard" style:list-style-name="L6">
      <style:paragraph-properties fo:line-height="150%"/>
      <style:text-properties style:font-name="Arial" fo:font-weight="normal" officeooo:rsid="001fd30c" officeooo:paragraph-rsid="001fd30c" style:font-weight-asian="normal" style:font-weight-complex="normal"/>
    </style:style>
    <style:style style:name="P14" style:family="paragraph" style:parent-style-name="Standard" style:list-style-name="L1">
      <style:paragraph-properties fo:line-height="150%"/>
      <style:text-properties style:font-name="Arial" officeooo:rsid="0017ee65" officeooo:paragraph-rsid="001fd30c"/>
    </style:style>
    <style:style style:name="P15" style:family="paragraph" style:parent-style-name="Standard" style:list-style-name="L1">
      <style:paragraph-properties fo:line-height="150%"/>
      <style:text-properties style:font-name="Arial" officeooo:rsid="0017ee65" officeooo:paragraph-rsid="001b14d1"/>
    </style:style>
    <style:style style:name="P16" style:family="paragraph" style:parent-style-name="Standard" style:list-style-name="L1">
      <style:paragraph-properties fo:line-height="150%"/>
      <style:text-properties style:font-name="Arial" officeooo:rsid="0017ee65" officeooo:paragraph-rsid="0017ee65"/>
    </style:style>
    <style:style style:name="P17" style:family="paragraph" style:parent-style-name="Standard">
      <style:paragraph-properties fo:line-height="150%"/>
      <style:text-properties style:font-name="Arial" officeooo:rsid="0016b77d" officeooo:paragraph-rsid="0016b77d"/>
    </style:style>
    <style:style style:name="P18" style:family="paragraph" style:parent-style-name="Standard" style:list-style-name="L1">
      <style:paragraph-properties fo:line-height="150%"/>
      <style:text-properties style:font-name="Arial" officeooo:rsid="00195c63" officeooo:paragraph-rsid="00195c63"/>
    </style:style>
    <style:style style:name="P19" style:family="paragraph" style:parent-style-name="Standard" style:list-style-name="L1">
      <style:paragraph-properties fo:line-height="150%"/>
      <style:text-properties style:font-name="Arial" officeooo:rsid="001cb88f" officeooo:paragraph-rsid="001cb88f"/>
    </style:style>
    <style:style style:name="P20" style:family="paragraph" style:parent-style-name="Standard" style:list-style-name="L4">
      <style:paragraph-properties fo:line-height="150%"/>
      <style:text-properties fo:font-weight="bold" officeooo:paragraph-rsid="0017ee65" style:font-weight-asian="bold" style:font-weight-complex="bold"/>
    </style:style>
    <style:style style:name="P21" style:family="paragraph" style:parent-style-name="Standard" style:list-style-name="L1">
      <style:paragraph-properties fo:line-height="150%"/>
      <style:text-properties officeooo:paragraph-rsid="001d8553"/>
    </style:style>
    <style:style style:name="P22" style:family="paragraph" style:parent-style-name="Header">
      <style:paragraph-properties fo:text-align="end" style:justify-single-word="false"/>
      <style:text-properties style:font-name="Arial" officeooo:rsid="001cb88f" officeooo:paragraph-rsid="001cb88f"/>
    </style:style>
    <style:style style:name="T1" style:family="text">
      <style:text-properties officeooo:rsid="0017ee65"/>
    </style:style>
    <style:style style:name="T2" style:family="text">
      <style:text-properties officeooo:rsid="001b14d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001" style:font-weight-asian="normal" style:font-weight-complex="normal"/>
    </style:style>
    <style:style style:name="T5" style:family="text">
      <style:text-properties fo:font-weight="normal" officeooo:rsid="0020d796" style:font-weight-asian="normal" style:font-weight-complex="normal"/>
    </style:style>
    <style:style style:name="T6" style:family="text">
      <style:text-properties fo:font-weight="normal" officeooo:rsid="002258e9" style:font-weight-asian="normal" style:font-weight-complex="normal"/>
    </style:style>
    <style:style style:name="T7" style:family="text">
      <style:text-properties style:font-name="Arial" officeooo:rsid="0017ee65"/>
    </style:style>
    <style:style style:name="T8" style:family="text">
      <style:text-properties style:font-name="Arial" officeooo:rsid="001d8553"/>
    </style:style>
    <style:style style:name="T9" style:family="text">
      <style:text-properties officeooo:rsid="001d8553"/>
    </style:style>
    <style:style style:name="T10" style:family="text">
      <style:text-properties officeooo:rsid="0020d796"/>
    </style:style>
    <style:style style:name="T11" style:family="text">
      <style:text-properties officeooo:rsid="002349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orbereitung</text:p>
      <text:p text:style-name="P1"/>
      <text:p text:style-name="P5">Thema:</text:p>
      <text:list xml:id="list3162277555502459202" text:style-name="L6">
        <text:list-item>
          <text:p text:style-name="P13">Bau eines Roboters zur Bewältigung eines vorgegebenen Parkours</text:p>
        </text:list-item>
        <text:list-item>
          <text:p text:style-name="P13">Bau eines Roboters zu<text:span text:style-name="T11">r Paketlieferung</text:span> in einem Liniennetz</text:p>
        </text:list-item>
      </text:list>
      <text:p text:style-name="P17"/>
      <text:p text:style-name="P7">Aufbau:</text:p>
      <text:list xml:id="list2789609933841962215" text:style-name="L4">
        <text:list-item>
          <text:p text:style-name="P8">Deckblatt</text:p>
        </text:list-item>
        <text:list-item>
          <text:p text:style-name="P8">(Vorwort)</text:p>
        </text:list-item>
        <text:list-item>
          <text:p text:style-name="P8">Inhaltsverzeichnis</text:p>
        </text:list-item>
        <text:list-item>
          <text:p text:style-name="P4">Einleitung:</text:p>
        </text:list-item>
      </text:list>
      <text:list xml:id="list7761224144444806660" text:style-name="L1">
        <text:list-header>
          <text:p text:style-name="P9">Hypothese <text:span text:style-name="T10">(?)</text:span></text:p>
          <text:p text:style-name="P19"><text:span text:style-name="T3">V</text:span><text:span text:style-name="T5">orüberlegungen </text:span><text:span text:style-name="T6">(Fachbereiche)</text:span></text:p>
          <text:p text:style-name="P14">Materialien <text:span text:style-name="T9">(Arduino, Sensor/Fernbedienung, Raspberry Pi, Reifen, ...)</text:span></text:p>
        </text:list-header>
      </text:list>
      <text:list xml:id="list214327459881600" text:continue-list="list2789609933841962215" text:style-name="L4">
        <text:list-item>
          <text:p text:style-name="P20"><text:span text:style-name="T7">Hauptteil:</text:span></text:p>
        </text:list-item>
      </text:list>
      <text:list xml:id="list214327861807460" text:continue-list="list7761224144444806660" text:style-name="L1">
        <text:list-header>
          <text:p text:style-name="P15">Durchführung <text:span text:style-name="T9">(Bauplan, Arbeitsschritte, Fehler)</text:span></text:p>
          <text:p text:style-name="P21"><text:span text:style-name="T8">Quelltext (Python 3)</text:span></text:p>
        </text:list-header>
      </text:list>
      <text:list xml:id="list214327593300260" text:continue-list="list214327459881600" text:style-name="L4">
        <text:list-item>
          <text:p text:style-name="P6"><text:span text:style-name="T1">Schlussteil</text:span>:</text:p>
        </text:list-item>
      </text:list>
      <text:list xml:id="list214327521133745" text:continue-list="list214327861807460" text:style-name="L1">
        <text:list-header>
          <text:p text:style-name="P16">Ergebnis/<text:span text:style-name="T2">Beobachtung</text:span></text:p>
          <text:p text:style-name="P16">Fazit</text:p>
          <text:p text:style-name="P18">Selbstreflexion</text:p>
        </text:list-header>
      </text:list>
      <text:list xml:id="list214327066793850" text:continue-list="list214327593300260" text:style-name="L4">
        <text:list-item>
          <text:p text:style-name="P4">Anhang:</text:p>
        </text:list-item>
      </text:list>
      <text:list xml:id="list214326735080413" text:continue-list="list214327521133745" text:style-name="L1">
        <text:list-header>
          <text:p text:style-name="P10">Literaturverzeichnis</text:p>
          <text:p text:style-name="P10">Anlagen</text:p>
          <text:p text:style-name="P10">Selbständigkeitserklärung</text:p>
        </text:list-header>
      </text:list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1cb88f" officeooo:paragraph-rsid="001cb8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4.03.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2S</meta:editing-duration>
    <meta:editing-cycles>8</meta:editing-cycles>
    <meta:generator>LibreOffice/5.2.6.2$Windows_x86 LibreOffice_project/a3100ed2409ebf1c212f5048fbe377c281438fdc</meta:generator>
    <dc:date>2018-03-13T21:43:25.933000000</dc:date>
    <meta:document-statistic meta:table-count="0" meta:image-count="0" meta:object-count="0" meta:page-count="1" meta:paragraph-count="24" meta:word-count="71" meta:character-count="529" meta:non-whitespace-character-count="502"/>
    <meta:user-defined meta:name="Info 1"/>
    <meta:user-defined meta:name="Info 2"/>
    <meta:user-defined meta:name="Info 3"/>
    <meta:user-defined meta:name="Info 4"/>
  </office:meta>
</office:document-meta>
</file>